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java.text.DateFormat;</text:p>
      <text:p text:style-name="Standard">import java.util.Calendar;</text:p>
      <text:p text:style-name="Standard">import java.util.Date;</text:p>
      <text:p text:style-name="Standard">import java.util.List;</text:p>
      <text:p text:style-name="Standard">import java.util.Scanner;</text:p>
      <text:p text:style-name="Standard">import java.util.Set;</text:p>
      <text:p text:style-name="Standard">import redis.clients.jedis.Jedis;</text:p>
      <text:p text:style-name="Standard"/>
      <text:p text:style-name="Standard">public class Trabalho_JavaDb_Redis {</text:p>
      <text:p text:style-name="Standard"><text:tab/>public static void main(String[] args) { </text:p>
      <text:p text:style-name="Standard"><text:tab/> <text:s text:c="5"/>//Conectando no Redis server - <text:s/>localhost </text:p>
      <text:p text:style-name="Standard"><text:tab/> <text:s text:c="5"/>Jedis jedis = new Jedis("localhost"); </text:p>
      <text:p text:style-name="Standard"><text:tab/> <text:s text:c="5"/></text:p>
      <text:p text:style-name="Standard"><text:tab/> <text:s text:c="5"/>/**</text:p>
      <text:p text:style-name="Standard"><text:tab/> <text:s text:c="6"/>* antes de iniciar o programa pela primeira vez</text:p>
      <text:p text:style-name="Standard"><text:tab/> <text:s text:c="6"/>* descomente o codigo abaixo apos rodar a primeira vez comentar novamente*/</text:p>
      <text:p text:style-name="Standard"><text:tab/> <text:s text:c="5"/>// jedis.rpush("MSG:ID", "1");</text:p>
      <text:p text:style-name="Standard"><text:tab/> <text:s text:c="5"/>/*opcao dois </text:p>
      <text:p text:style-name="Standard"><text:tab/> <text:s text:c="6"/>* <text:s/>LPUSH "MSG:ID" "1"</text:p>
      <text:p text:style-name="Standard"><text:tab/> <text:s text:c="6"/>* <text:s/>execute o comando acima no redis-cliantes de rodar</text:p>
      <text:p text:style-name="Standard"><text:tab/> <text:s text:c="6"/>* <text:s/>a aplicaçao java</text:p>
      <text:p text:style-name="Standard"><text:tab/> <text:s text:c="6"/>* */</text:p>
      <text:p text:style-name="Standard"><text:tab/> <text:s text:c="6"/></text:p>
      <text:p text:style-name="Standard"><text:tab/> <text:s text:c="5"/></text:p>
      <text:p text:style-name="Standard"><text:tab/> <text:s text:c="5"/>/////////////////////////////////////////////////////////////</text:p>
      <text:p text:style-name="Standard"><text:tab/> <text:s text:c="5"/>//exemplo de data e hora</text:p>
      <text:p text:style-name="Standard"><text:tab/> <text:s text:c="5"/><text:tab/>Calendar c = Calendar.getInstance();</text:p>
      <text:p text:style-name="Standard"><text:tab/> <text:s text:c="8"/></text:p>
      <text:p text:style-name="Standard"><text:tab/> <text:s text:c="7"/>System.out.println("Data/Hora atual: "+c.getTime());</text:p>
      <text:p text:style-name="Standard"><text:tab/> <text:s text:c="7"/>System.out.println("Ano: "+c.get(Calendar.YEAR));</text:p>
      <text:p text:style-name="Standard"><text:tab/> <text:s text:c="7"/>System.out.println("Mês: "+c.get(Calendar.MONTH));</text:p>
      <text:p text:style-name="Standard"><text:tab/> <text:s text:c="7"/>System.out.println("Dia do Mês: "+c.get(Calendar.DAY_OF_MONTH));</text:p>
      <text:p text:style-name="Standard"><text:tab/> <text:s text:c="7"/>DateFormat hora = DateFormat.getTimeInstance();</text:p>
      <text:p text:style-name="Standard"><text:tab/> <text:s text:c="7"/>Date data1 = c.getTime();</text:p>
      <text:p text:style-name="Standard"><text:tab/> <text:s text:c="7"/>System.out.println("data1 <text:s/>"+data1);</text:p>
      <text:p text:style-name="Standard"><text:tab/> <text:s text:c="5"/></text:p>
      <text:p text:style-name="Standard"><text:tab/> <text:s text:c="6"/>System.out.println("Hora formatada: "+hora.format(data1));</text:p>
      <text:p text:style-name="Standard"><text:tab/> <text:s text:c="6"/></text:p>
      <text:p text:style-name="Standard"><text:tab/> <text:s text:c="6"/></text:p>
      <text:p text:style-name="Standard"><text:tab/> <text:s text:c="6"/></text:p>
      <text:p text:style-name="Standard"><text:tab/> <text:s text:c="6"/></text:p>
      <text:p text:style-name="Standard"><text:tab/> <text:s text:c="6"/></text:p>
      <text:p text:style-name="Standard"><text:tab/> <text:s text:c="6"/></text:p>
      <text:p text:style-name="Standard"><text:tab/> <text:s text:c="6"/></text:p>
      <text:p text:style-name="Standard"><text:tab/> <text:s text:c="6"/></text:p>
      <text:p text:style-name="Standard"><text:tab/> <text:s text:c="3"/>// <text:s/>jedis.set("hora", hora.format(data1));</text:p>
      <text:p text:style-name="Standard"><text:tab/> <text:s text:c="5"/>boolean conectado = false;</text:p>
      <text:p text:style-name="Standard"><text:tab/> <text:s text:c="5"/>////////////////////////////////////////////////////////////</text:p>
      <text:p text:style-name="Standard"><text:tab/> <text:s text:c="5"/>Scanner ler = new Scanner(System.in);</text:p>
      <text:p text:style-name="Standard"><text:tab/> <text:s text:c="5"/>System.out.println("Menu de Opçoes");</text:p>
      <text:p text:style-name="Standard"><text:tab/> <text:s text:c="5"/>System.out.println("1: logar");</text:p>
      <text:p text:style-name="Standard"><text:tab/> <text:s text:c="5"/>System.out.println("2: criar novo usuario");</text:p>
      <text:p text:style-name="Standard"><text:soft-page-break/><text:tab/> <text:s text:c="5"/>System.out.println("0: sair");</text:p>
      <text:p text:style-name="Standard"><text:tab/> <text:s text:c="5"/>String usuario="";</text:p>
      <text:p text:style-name="Standard"><text:tab/> <text:s text:c="5"/>int escolha =ler.nextInt();ler.nextLine();</text:p>
      <text:p text:style-name="Standard"><text:tab/> <text:s text:c="5"/>while(escolha!=0) {</text:p>
      <text:p text:style-name="Standard"><text:tab/><text:tab/> <text:s text:c="5"/>if(escolha == 1) {</text:p>
      <text:p text:style-name="Standard"><text:tab/><text:tab/> <text:s text:c="3"/><text:tab/> <text:s/>System.out.println("DIgite usuario/apelido: ");</text:p>
      <text:p text:style-name="Standard"><text:tab/><text:tab/> <text:s text:c="3"/><text:tab/> <text:s/>usuario = ler.nextLine();</text:p>
      <text:p text:style-name="Standard"><text:tab/><text:tab/> <text:s text:c="3"/><text:tab/> <text:s/>System.out.println("Digite senha:");</text:p>
      <text:p text:style-name="Standard"><text:tab/><text:tab/> <text:s text:c="3"/><text:tab/> <text:s/>String password = ler.nextLine();</text:p>
      <text:p text:style-name="Standard"><text:tab/><text:tab/> <text:s text:c="3"/><text:tab/> <text:s/>if(usuario.equals(jedis.hget("user:"+usuario,"APELIDO"))&amp;&amp;password.equals(jedis.hget("user:"+usuario,"SENHA"))) {</text:p>
      <text:p text:style-name="Standard"><text:tab/><text:tab/> <text:s text:c="3"/><text:tab/><text:tab/>System.out.println("liberado o acesso"); <text:s/></text:p>
      <text:p text:style-name="Standard"><text:tab/><text:tab/> <text:s text:c="3"/><text:tab/><text:tab/>conectado = true;</text:p>
      <text:p text:style-name="Standard"><text:tab/><text:tab/> <text:s text:c="3"/><text:tab/><text:tab/>break;</text:p>
      <text:p text:style-name="Standard"><text:tab/><text:tab/> <text:s text:c="3"/><text:tab/> <text:s/>}else {</text:p>
      <text:p text:style-name="Standard"><text:tab/><text:tab/> <text:s text:c="3"/><text:tab/><text:tab/> <text:s/>System.out.println("erro de login usuaro/senha incorretos");</text:p>
      <text:p text:style-name="Standard"><text:tab/><text:tab/> <text:s text:c="3"/><text:tab/> <text:s/>} <text:s/><text:tab/><text:tab/> <text:s text:c="2"/></text:p>
      <text:p text:style-name="Standard"><text:tab/><text:tab/> <text:s text:c="3"/><text:tab/> <text:s/>System.out.println("Menu de Opçoes");</text:p>
      <text:p text:style-name="Standard"><text:tab/><text:tab/><text:tab/> <text:s text:c="5"/>System.out.println("1: logar");</text:p>
      <text:p text:style-name="Standard"><text:tab/><text:tab/><text:tab/> <text:s text:c="5"/>System.out.println("2: criar novo usuario");</text:p>
      <text:p text:style-name="Standard"><text:tab/><text:tab/><text:tab/> <text:s text:c="5"/>System.out.println("0: sair");</text:p>
      <text:p text:style-name="Standard"><text:tab/><text:tab/><text:tab/> <text:s text:c="5"/>escolha =ler.nextInt();ler.nextLine();</text:p>
      <text:p text:style-name="Standard"><text:tab/><text:tab/> <text:s text:c="3"/>}</text:p>
      <text:p text:style-name="Standard"><text:tab/> <text:s text:c="5"/><text:tab/>if(escolha == 2) {</text:p>
      <text:p text:style-name="Standard"><text:tab/><text:tab/> <text:s text:c="3"/><text:tab/> <text:s/>System.out.println("Digite o apelido do usuario: ");</text:p>
      <text:p text:style-name="Standard"><text:tab/><text:tab/> <text:s text:c="3"/><text:tab/> <text:s/>String apelido =ler.nextLine();</text:p>
      <text:p text:style-name="Standard"><text:tab/><text:tab/> <text:s text:c="3"/><text:tab/> <text:s/>if(jedis.sadd("APELIDOS",apelido)==0) {</text:p>
      <text:p text:style-name="Standard"><text:tab/><text:tab/> <text:s text:c="3"/><text:tab/><text:tab/> <text:s/>System.out.println("Erro este user name ja esta em uso");</text:p>
      <text:p text:style-name="Standard"><text:tab/><text:tab/> <text:s text:c="3"/><text:tab/><text:tab/> </text:p>
      <text:p text:style-name="Standard"><text:tab/><text:tab/> <text:s text:c="3"/><text:tab/> <text:s/><text:tab/>}else {</text:p>
      <text:p text:style-name="Standard"><text:tab/><text:tab/> <text:s text:c="3"/><text:tab/><text:tab/> <text:s/>System.out.println("Digite o nome do usuario");</text:p>
      <text:p text:style-name="Standard"><text:tab/><text:tab/><text:tab/> <text:s text:c="3"/><text:tab/> <text:s/>String nome = ler.nextLine();</text:p>
      <text:p text:style-name="Standard"><text:tab/><text:tab/><text:tab/> <text:s text:c="3"/><text:tab/> <text:s/>System.out.println("Digite uma senha para o usuario");</text:p>
      <text:p text:style-name="Standard"><text:tab/><text:tab/><text:tab/> <text:s text:c="3"/><text:tab/> <text:s/>String senha = ler.next();ler.nextLine();</text:p>
      <text:p text:style-name="Standard"><text:tab/><text:tab/><text:tab/> <text:s text:c="3"/><text:tab/> <text:s/>String data = hora.format(data1);</text:p>
      <text:p text:style-name="Standard"><text:tab/><text:tab/><text:tab/> <text:s text:c="3"/><text:tab/> <text:s/>jedis.hset("user:"+apelido,"APELIDO",apelido);</text:p>
      <text:p text:style-name="Standard"><text:tab/><text:tab/><text:tab/> <text:s text:c="3"/><text:tab/> <text:s/>jedis.hset("user:"+apelido,"NOME",nome);</text:p>
      <text:p text:style-name="Standard"><text:tab/><text:tab/><text:tab/> <text:s text:c="3"/><text:tab/> <text:s/>jedis.hset("user:"+apelido,"SENHA",senha);<text:tab/><text:tab/><text:tab/> <text:s text:c="3"/><text:tab/> <text:s/></text:p>
      <text:p text:style-name="Standard"><text:tab/><text:tab/><text:tab/> <text:s text:c="3"/><text:tab/> <text:s/>jedis.hset("user:"+apelido,"DATA",data);</text:p>
      <text:p text:style-name="Standard"><text:tab/><text:tab/><text:tab/> <text:s text:c="3"/><text:tab/> <text:s/>jedis.save();</text:p>
      <text:p text:style-name="Standard"><text:tab/><text:tab/> <text:s text:c="3"/><text:tab/> <text:s/>}</text:p>
      <text:p text:style-name="Standard"><text:tab/><text:tab/> <text:s text:c="3"/><text:tab/> <text:s/></text:p>
      <text:p text:style-name="Standard"><text:tab/><text:tab/> <text:s text:c="3"/><text:tab/> <text:s/>System.out.println("Menu de Opçoes");</text:p>
      <text:p text:style-name="Standard"><text:tab/><text:tab/><text:tab/> <text:s text:c="5"/>System.out.println("1: logar");</text:p>
      <text:p text:style-name="Standard"><text:tab/><text:tab/><text:tab/> <text:s text:c="5"/>System.out.println("2: criar novo usuario");</text:p>
      <text:p text:style-name="Standard"><text:tab/><text:tab/><text:tab/> <text:s text:c="5"/>System.out.println("0: sair");</text:p>
      <text:p text:style-name="Standard"><text:tab/><text:tab/><text:tab/> <text:s text:c="5"/>escolha =ler.nextInt();ler.nextLine();</text:p>
      <text:p text:style-name="Standard"><text:tab/><text:tab/> <text:s text:c="5"/>}else {</text:p>
      <text:p text:style-name="Standard"><text:tab/><text:tab/> <text:s text:c="3"/><text:tab/> <text:s/>System.out.println("erro valor invalido");</text:p>
      <text:p text:style-name="Standard"><text:tab/><text:tab/> <text:s text:c="3"/><text:tab/> <text:s/>System.out.println("Menu de Opçoes");</text:p>
      <text:p text:style-name="Standard"><text:soft-page-break/><text:tab/><text:tab/><text:tab/> <text:s text:c="5"/>System.out.println("1: logar");</text:p>
      <text:p text:style-name="Standard"><text:tab/><text:tab/><text:tab/> <text:s text:c="5"/>System.out.println("2: criar novo usuario");</text:p>
      <text:p text:style-name="Standard"><text:tab/><text:tab/><text:tab/> <text:s text:c="5"/>System.out.println("0: sair");</text:p>
      <text:p text:style-name="Standard"><text:tab/><text:tab/><text:tab/> <text:s text:c="5"/>escolha =ler.nextInt();ler.nextLine();</text:p>
      <text:p text:style-name="Standard"><text:tab/><text:tab/> <text:s text:c="5"/>}</text:p>
      <text:p text:style-name="Standard"><text:tab/> <text:s text:c="5"/><text:tab/></text:p>
      <text:p text:style-name="Standard"><text:tab/> <text:s text:c="5"/>}//finm while</text:p>
      <text:p text:style-name="Standard"><text:tab/> <text:s text:c="5"/></text:p>
      <text:p text:style-name="Standard"><text:tab/> <text:s text:c="5"/></text:p>
      <text:p text:style-name="Standard"><text:tab/> <text:s text:c="5"/></text:p>
      <text:p text:style-name="Standard"><text:tab/> <text:s text:c="5"/></text:p>
      <text:p text:style-name="Standard"><text:tab/> <text:s text:c="4"/></text:p>
      <text:p text:style-name="Standard"><text:tab/> <text:s text:c="5"/>System.out.println("usuario "+usuario +" conectado!: ");</text:p>
      <text:p text:style-name="Standard"><text:tab/> <text:s text:c="5"/></text:p>
      <text:p text:style-name="Standard"><text:tab/> <text:s text:c="4"/></text:p>
      <text:p text:style-name="Standard"><text:tab/> <text:s text:c="5"/>while(conectado==true) {</text:p>
      <text:p text:style-name="Standard"><text:tab/> <text:s text:c="3"/><text:tab/> <text:s/>System.out.println("Menu mensagens");</text:p>
      <text:p text:style-name="Standard"><text:tab/> <text:s text:c="3"/><text:tab/> <text:s/>System.out.println("1: escrever nova mensagem");</text:p>
      <text:p text:style-name="Standard"><text:tab/> <text:s text:c="3"/><text:tab/> <text:s/>System.out.println("2: responder");</text:p>
      <text:p text:style-name="Standard"><text:tab/> <text:s text:c="3"/><text:tab/> <text:s/>System.out.println("3: Mostrar respostas por id da mensagem");</text:p>
      <text:p text:style-name="Standard"><text:tab/> <text:s text:c="3"/><text:tab/> <text:s/>System.out.println("4: Mostrar suas mensagens");</text:p>
      <text:p text:style-name="Standard"><text:tab/> <text:s text:c="3"/><text:tab/> <text:s/>int s = ler.nextInt();ler.nextLine();</text:p>
      <text:p text:style-name="Standard"><text:tab/> <text:s text:c="3"/><text:tab/> <text:s/>if (s==1) {</text:p>
      <text:p text:style-name="Standard"><text:tab/> <text:s text:c="3"/><text:tab/><text:tab/> <text:s/>List&lt;String&gt; mensagemid= jedis.lrange("MSG:ID", 0, -1);</text:p>
      <text:p text:style-name="Standard"><text:tab/> <text:s text:c="3"/><text:tab/><text:tab/> int ID=0;</text:p>
      <text:p text:style-name="Standard"><text:tab/> <text:s text:c="3"/><text:tab/><text:tab/> <text:s/>for (String id : mensagemid) {</text:p>
      <text:p text:style-name="Standard"><text:tab/><text:tab/><text:tab/><text:tab/><text:tab/>int d = Integer.parseInt(id);</text:p>
      <text:p text:style-name="Standard"><text:tab/><text:tab/><text:tab/><text:tab/><text:tab/>ID=d+1;</text:p>
      <text:p text:style-name="Standard"><text:tab/><text:tab/><text:tab/><text:tab/>}</text:p>
      <text:p text:style-name="Standard"><text:tab/> <text:s text:c="3"/><text:tab/><text:tab/> <text:s/></text:p>
      <text:p text:style-name="Standard"><text:tab/> <text:s text:c="3"/><text:tab/><text:tab/> <text:s/>System.out.println("Digite o texto da mensagem: ");</text:p>
      <text:p text:style-name="Standard"><text:tab/> <text:s text:c="3"/><text:tab/><text:tab/> <text:s/>String mensagem = ler.nextLine();<text:tab/> <text:s/></text:p>
      <text:p text:style-name="Standard"><text:tab/> <text:s text:c="3"/><text:tab/><text:tab/> <text:s/>System.out.println("para quantas pessoas deseja mandar a mensgem?");</text:p>
      <text:p text:style-name="Standard"><text:tab/> <text:s text:c="3"/><text:tab/><text:tab/> <text:s/>int qntd = ler.nextInt();ler.nextLine();</text:p>
      <text:p text:style-name="Standard"><text:tab/> <text:s text:c="3"/><text:tab/><text:tab/> <text:s/>String enviada =data1.toString();</text:p>
      <text:p text:style-name="Standard"><text:tab/> <text:s text:c="3"/><text:tab/><text:tab/> <text:s/>String lista[] = new String[qntd];</text:p>
      <text:p text:style-name="Standard"><text:tab/> <text:s text:c="3"/><text:tab/><text:tab/> <text:s/>for (int i = 0; i &lt; lista.length; i++) {</text:p>
      <text:p text:style-name="Standard"><text:tab/><text:tab/><text:tab/><text:tab/><text:tab/>System.out.println("digite o "+(i+1)+"º destinatario");</text:p>
      <text:p text:style-name="Standard"><text:tab/><text:tab/><text:tab/><text:tab/><text:tab/>lista[i]= ler.nextLine();</text:p>
      <text:p text:style-name="Standard"><text:tab/> <text:s text:c="3"/><text:tab/><text:tab/> <text:s/>}</text:p>
      <text:p text:style-name="Standard"><text:tab/> <text:s text:c="3"/><text:tab/><text:tab/> <text:s/>jedis.hset("MSG:"+ID, "ID", Integer.toString(ID));</text:p>
      <text:p text:style-name="Standard"><text:tab/> <text:s text:c="3"/><text:tab/><text:tab/> <text:s/>jedis.hset("MSG:"+ID, "REMETENTE", usuario);</text:p>
      <text:p text:style-name="Standard"><text:tab/> <text:s text:c="3"/><text:tab/><text:tab/> <text:s/>jedis.hset("MSG:"+ID, "DATA", enviada);</text:p>
      <text:p text:style-name="Standard"><text:tab/> <text:s text:c="3"/><text:tab/><text:tab/> <text:s/>jedis.hset("MSG:"+ID, "TEXTO", mensagem);</text:p>
      <text:p text:style-name="Standard"><text:tab/> <text:s text:c="3"/><text:tab/><text:tab/> <text:s/></text:p>
      <text:p text:style-name="Standard"><text:tab/> <text:s text:c="3"/><text:tab/><text:tab/> </text:p>
      <text:p text:style-name="Standard"><text:tab/> <text:s text:c="3"/><text:tab/><text:tab/> <text:s/>for (int i = 0; i &lt; lista.length; i++) {</text:p>
      <text:p text:style-name="Standard"><text:tab/><text:tab/><text:tab/><text:tab/><text:tab/>System.out.println("destinatario = "+lista[i]+": "+(i+1));</text:p>
      <text:p text:style-name="Standard"><text:tab/><text:tab/><text:tab/><text:tab/><text:tab/>jedis.hset("MSG:"+ID, "DESTINATARIO:"+(i+1), lista[i]);</text:p>
      <text:p text:style-name="Standard"><text:tab/><text:tab/><text:tab/><text:tab/><text:tab/>jedis.sadd("DESTINATARIO:MSG:"+ID,lista[i]);</text:p>
      <text:p text:style-name="Standard"><text:tab/><text:tab/><text:tab/><text:tab/><text:tab/>jedis.rpush("MENSAGEM:USR:"+lista[i], mensagem);</text:p>
      <text:p text:style-name="Standard"><text:tab/><text:tab/><text:tab/><text:tab/><text:tab/></text:p>
      <text:p text:style-name="Standard"><text:soft-page-break/><text:tab/><text:tab/><text:tab/><text:tab/><text:tab/></text:p>
      <text:p text:style-name="Standard"><text:tab/><text:tab/><text:tab/><text:tab/>}</text:p>
      <text:p text:style-name="Standard"><text:tab/> <text:s text:c="3"/><text:tab/><text:tab/> <text:s/></text:p>
      <text:p text:style-name="Standard"><text:tab/> <text:s text:c="3"/><text:tab/><text:tab/> <text:s/>System.out.println("1: escrever nova mensagem");</text:p>
      <text:p text:style-name="Standard"><text:tab/><text:tab/> <text:s text:c="3"/><text:tab/> <text:s/>System.out.println("2: responder");</text:p>
      <text:p text:style-name="Standard"><text:tab/><text:tab/> <text:s text:c="3"/><text:tab/> <text:s/>System.out.println("3: Mostrar respostas por id da mensagem");</text:p>
      <text:p text:style-name="Standard"><text:tab/><text:tab/> <text:s text:c="3"/><text:tab/> <text:s/>System.out.println("4: Mostrar suas mensagens");</text:p>
      <text:p text:style-name="Standard"><text:tab/><text:tab/> <text:s text:c="3"/><text:tab/> <text:s/>s = ler.nextInt();</text:p>
      <text:p text:style-name="Standard"><text:tab/> <text:s text:c="3"/><text:tab/> <text:s/>}</text:p>
      <text:p text:style-name="Standard"><text:tab/> <text:s text:c="3"/><text:tab/> <text:s/>if(s==2) {</text:p>
      <text:p text:style-name="Standard"><text:tab/> <text:s text:c="3"/><text:tab/><text:tab/> <text:s/>System.out.println("responder mensagens");</text:p>
      <text:p text:style-name="Standard"><text:tab/> <text:s text:c="3"/><text:tab/><text:tab/> <text:s/>System.out.println("qual o id da mensagem que voce esta respondendo?");</text:p>
      <text:p text:style-name="Standard"><text:tab/> <text:s text:c="3"/><text:tab/><text:tab/> <text:s/>String resp = ler.nextLine();</text:p>
      <text:p text:style-name="Standard"><text:tab/> <text:s text:c="3"/><text:tab/><text:tab/> <text:s/>List&lt;String&gt; mensagemid= jedis.lrange("MSG:ID", 0, -1);</text:p>
      <text:p text:style-name="Standard"><text:tab/><text:tab/> <text:s text:c="3"/><text:tab/><text:tab/> int ID=0;</text:p>
      <text:p text:style-name="Standard"><text:tab/><text:tab/> <text:s text:c="3"/><text:tab/><text:tab/> <text:s/>for (String id : mensagemid) {</text:p>
      <text:p text:style-name="Standard"><text:tab/><text:tab/><text:tab/><text:tab/><text:tab/><text:tab/>int d = Integer.parseInt(id);</text:p>
      <text:p text:style-name="Standard"><text:tab/><text:tab/><text:tab/><text:tab/><text:tab/><text:tab/>ID=d+1;</text:p>
      <text:p text:style-name="Standard"><text:tab/><text:tab/><text:tab/><text:tab/><text:tab/>}</text:p>
      <text:p text:style-name="Standard"><text:tab/> <text:s text:c="3"/><text:tab/><text:tab/> <text:s/></text:p>
      <text:p text:style-name="Standard"><text:tab/> <text:s text:c="3"/><text:tab/><text:tab/> <text:s/>System.out.println("Digite o texto da mensagem: ");</text:p>
      <text:p text:style-name="Standard"><text:tab/> <text:s text:c="3"/><text:tab/><text:tab/> <text:s/>String mensagem = ler.nextLine();</text:p>
      <text:p text:style-name="Standard"><text:tab/> <text:s text:c="3"/><text:tab/><text:tab/> <text:s/></text:p>
      <text:p text:style-name="Standard"><text:tab/> <text:s text:c="3"/><text:tab/><text:tab/> <text:s/>System.out.println("para quantas pessoas deseja mandar a mensagem?");</text:p>
      <text:p text:style-name="Standard"><text:tab/> <text:s text:c="3"/><text:tab/><text:tab/> <text:s/>int qntd = ler.nextInt();ler.nextLine();</text:p>
      <text:p text:style-name="Standard"><text:tab/> <text:s text:c="3"/><text:tab/><text:tab/> <text:s/>String enviada =data1.toString();</text:p>
      <text:p text:style-name="Standard"><text:tab/> <text:s text:c="3"/><text:tab/><text:tab/> <text:s/>String lista[] = new String[qntd];</text:p>
      <text:p text:style-name="Standard"><text:tab/> <text:s text:c="3"/><text:tab/><text:tab/> <text:s/>for (int i = 0; i &lt; lista.length; i++) {</text:p>
      <text:p text:style-name="Standard"><text:tab/><text:tab/><text:tab/><text:tab/><text:tab/>System.out.println("digite o "+(i+1)+"º destinatario");</text:p>
      <text:p text:style-name="Standard"><text:tab/><text:tab/><text:tab/><text:tab/><text:tab/>lista[i]= ler.nextLine();</text:p>
      <text:p text:style-name="Standard"><text:tab/> <text:s text:c="3"/><text:tab/><text:tab/> <text:s/>}</text:p>
      <text:p text:style-name="Standard"><text:tab/> <text:s text:c="3"/><text:tab/><text:tab/> <text:s/>jedis.hset("MSG:"+ID, "ID", Integer.toString(ID));</text:p>
      <text:p text:style-name="Standard"><text:tab/> <text:s text:c="3"/><text:tab/><text:tab/> <text:s/>jedis.hset("MSG:"+ID, "REMETENTE", usuario);</text:p>
      <text:p text:style-name="Standard"><text:tab/> <text:s text:c="3"/><text:tab/><text:tab/> <text:s/>jedis.hset("MSG:"+ID, "DATA", enviada);</text:p>
      <text:p text:style-name="Standard"><text:tab/> <text:s text:c="3"/><text:tab/><text:tab/> <text:s/>jedis.hset("MSG:"+ID, "TEXTO", mensagem);</text:p>
      <text:p text:style-name="Standard"><text:tab/> <text:s text:c="3"/><text:tab/><text:tab/> <text:s/></text:p>
      <text:p text:style-name="Standard"><text:tab/> <text:s text:c="3"/><text:tab/><text:tab/> <text:s/>//aqui seria interressante validar se cada destinatario existe no banco </text:p>
      <text:p text:style-name="Standard"><text:tab/> <text:s text:c="3"/><text:tab/><text:tab/> <text:s/>for (int i = 0; i &lt; lista.length; i++) {</text:p>
      <text:p text:style-name="Standard"><text:tab/><text:tab/><text:tab/><text:tab/><text:tab/>System.out.println("mensagem/s enviadas ao destinatario = "+lista[i]+": "+(i+1));</text:p>
      <text:p text:style-name="Standard"><text:tab/><text:tab/><text:tab/><text:tab/><text:tab/>jedis.hset("MSG:"+ID, "DESTINATARIO:"+(i+1), lista[i]);</text:p>
      <text:p text:style-name="Standard"><text:tab/><text:tab/><text:tab/><text:tab/><text:tab/>jedis.sadd("DESTINATARIO:MSG:"+ID,lista[i]);</text:p>
      <text:p text:style-name="Standard"><text:tab/> <text:s text:c="3"/><text:tab/><text:tab/> <text:s/>}</text:p>
      <text:p text:style-name="Standard"><text:tab/> <text:s text:c="3"/><text:tab/><text:tab/> <text:s/>Set&lt;String&gt; posicao= jedis.zrange("RESPOSTA:"+"MSG:"+resp, 0, -1);</text:p>
      <text:p text:style-name="Standard"><text:tab/> <text:s text:c="3"/><text:tab/><text:tab/> <text:s/>int pos= posicao.size();</text:p>
      <text:p text:style-name="Standard"><text:tab/> <text:s text:c="3"/><text:tab/><text:tab/> <text:s/></text:p>
      <text:p text:style-name="Standard"><text:tab/> <text:s text:c="3"/><text:tab/><text:tab/> <text:s/>jedis.zadd("RESPOSTA:"+"MSG:"+resp, pos+1, mensagem);</text:p>
      <text:p text:style-name="Standard"><text:tab/> <text:s text:c="3"/><text:tab/><text:tab/> <text:s/></text:p>
      <text:p text:style-name="Standard"><text:tab/> <text:s text:c="3"/><text:tab/><text:tab/></text:p>
      <text:p text:style-name="Standard"><text:tab/> <text:s text:c="3"/><text:tab/><text:tab/> <text:s/>System.out.println("1: escrever nova mensagem");</text:p>
      <text:p text:style-name="Standard"><text:tab/><text:tab/> <text:s text:c="3"/><text:tab/> <text:s/>System.out.println("2: responder");</text:p>
      <text:p text:style-name="Standard"><text:tab/><text:tab/> <text:s text:c="3"/><text:tab/> <text:s/>System.out.println("3: Mostrar respostas por id da mensagem");</text:p>
      <text:p text:style-name="Standard"><text:soft-page-break/><text:tab/><text:tab/> <text:s text:c="3"/><text:tab/> <text:s/>System.out.println("4: Mostrar suas mensagens");</text:p>
      <text:p text:style-name="Standard"><text:tab/><text:tab/> <text:s text:c="3"/><text:tab/> <text:s/>s = ler.nextInt();</text:p>
      <text:p text:style-name="Standard"><text:tab/> <text:s text:c="3"/><text:tab/> <text:s/>}</text:p>
      <text:p text:style-name="Standard"><text:tab/> <text:s text:c="3"/><text:tab/> <text:s/>if (s==3) {</text:p>
      <text:p text:style-name="Standard"><text:tab/> <text:s text:c="3"/><text:tab/><text:tab/> <text:s/>System.out.println("digite o id da mensagem que deseja ver as respostas");</text:p>
      <text:p text:style-name="Standard"><text:tab/> <text:s text:c="3"/><text:tab/><text:tab/> <text:s/>int idresp = ler.nextInt();</text:p>
      <text:p text:style-name="Standard"><text:tab/> <text:s text:c="3"/><text:tab/><text:tab/> <text:s/>Set&lt;String&gt; lista2 =jedis.zrange("RESPOSTA:"+"MSG:"+idresp, 0, -1);</text:p>
      <text:p text:style-name="Standard"><text:tab/> <text:s text:c="3"/><text:tab/><text:tab/> <text:s/>int cont =1;</text:p>
      <text:p text:style-name="Standard"><text:tab/> <text:s text:c="4"/><text:tab/><text:tab/> <text:s/>for (String item : lista2) {</text:p>
      <text:p text:style-name="Standard"><text:tab/> <text:s text:c="4"/><text:tab/><text:tab/><text:tab/> <text:s/></text:p>
      <text:p text:style-name="Standard"><text:tab/> <text:s text:c="4"/><text:tab/><text:tab/><text:tab/> <text:s/>System.out.println(cont+"º resposta: "+item);</text:p>
      <text:p text:style-name="Standard"><text:tab/> <text:s text:c="4"/><text:tab/><text:tab/><text:tab/> <text:s/>cont++;</text:p>
      <text:p text:style-name="Standard"><text:tab/> <text:s text:c="3"/><text:tab/><text:tab/><text:tab/>}</text:p>
      <text:p text:style-name="Standard"><text:tab/> <text:s text:c="4"/><text:tab/><text:tab/> <text:s/>System.out.println(" ");</text:p>
      <text:p text:style-name="Standard"><text:tab/> <text:s text:c="4"/><text:tab/><text:tab/> <text:s/>System.out.println("1: escrever nova mensagem");</text:p>
      <text:p text:style-name="Standard"><text:tab/><text:tab/> <text:s text:c="3"/><text:tab/> <text:s/>System.out.println("2: responder");</text:p>
      <text:p text:style-name="Standard"><text:tab/><text:tab/> <text:s text:c="3"/><text:tab/> <text:s/>System.out.println("3: Mostrar respostas por id da mensagem");</text:p>
      <text:p text:style-name="Standard"><text:tab/><text:tab/> <text:s text:c="3"/><text:tab/> <text:s/>System.out.println("4: Mostrar suas mensagens");</text:p>
      <text:p text:style-name="Standard"><text:tab/><text:tab/> <text:s text:c="3"/><text:tab/> <text:s/>s = ler.nextInt();</text:p>
      <text:p text:style-name="Standard"><text:tab/> <text:s text:c="3"/><text:tab/> <text:s/></text:p>
      <text:p text:style-name="Standard"><text:tab/> <text:s text:c="3"/><text:tab/> <text:s/>}</text:p>
      <text:p text:style-name="Standard"><text:tab/> <text:s text:c="3"/><text:tab/> <text:s/>if (s==4) {</text:p>
      <text:p text:style-name="Standard"><text:tab/> <text:s text:c="3"/><text:tab/><text:tab/> <text:s/>List&lt;String&gt; lista3 =jedis.lrange("MENSAGEM:USR:"+usuario, 0, -1);</text:p>
      <text:p text:style-name="Standard"><text:tab/> <text:s text:c="3"/><text:tab/><text:tab/> <text:s/>int cont =1;</text:p>
      <text:p text:style-name="Standard"><text:tab/> <text:s text:c="4"/><text:tab/><text:tab/> <text:s/>for (String item : lista3) {</text:p>
      <text:p text:style-name="Standard"><text:tab/> <text:s text:c="4"/><text:tab/><text:tab/><text:tab/> <text:s/></text:p>
      <text:p text:style-name="Standard"><text:tab/> <text:s text:c="4"/><text:tab/><text:tab/><text:tab/> <text:s/>System.out.println(cont+"º resposta: "+item);</text:p>
      <text:p text:style-name="Standard"><text:tab/> <text:s text:c="4"/><text:tab/><text:tab/><text:tab/> <text:s/>cont++;</text:p>
      <text:p text:style-name="Standard"><text:tab/> <text:s text:c="3"/><text:tab/><text:tab/><text:tab/>}</text:p>
      <text:p text:style-name="Standard"><text:tab/> <text:s text:c="3"/><text:tab/> <text:s/>}</text:p>
      <text:p text:style-name="Standard"><text:tab/> <text:s text:c="3"/><text:tab/> <text:s/></text:p>
      <text:p text:style-name="Standard"><text:tab/> <text:s text:c="5"/>}</text:p>
      <text:p text:style-name="Standard"><text:tab/> <text:s text:c="5"/><text:tab/></text:p>
      <text:p text:style-name="Standard"><text:tab/>}</text:p>
      <text:p text:style-name="Standard"><text:tab/> <text:s text:c="5"/></text:p>
      <text:p text:style-name="Standard"><text:tab/>}</text:p>
      <text:p text:style-name="Standard"><text:tab/> <text:s text:c="5"/>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08:55:50.786000000</meta:creation-date>
    <dc:date>2020-05-19T09:01:57.964000000</dc:date>
    <meta:editing-duration>PT6M13S</meta:editing-duration>
    <meta:editing-cycles>1</meta:editing-cycles>
    <meta:document-statistic meta:table-count="0" meta:image-count="0" meta:object-count="0" meta:page-count="5" meta:paragraph-count="241" meta:word-count="676" meta:character-count="8668" meta:non-whitespace-character-count="6264"/>
    <meta:generator>LibreOffice/6.2.1.2$Windows_X86_64 LibreOffice_project/7bcb35dc3024a62dea0caee87020152d1ee96e71</meta:generator>
  </office:meta>
</office:document-meta>
</file>